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LoginModule.doInit( CallbackHandler callbackHandler , Session session , Map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oginModule.getPrincipal( Credentials credential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LoginModule.getAuthentication( Principal principal , Credentials cre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mpleLoginModule.authenticate( Credentials credenti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oginModule.canHandle( Credentials credenti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oginModule.impersonate( Principal principal , Credentials credentia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